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1bafe7f030" style:family="table" style:master-page-name="ta-mp-0x7f1bafe7f03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1bafe801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31.20pt" style:use-optimal-column-width="false"/>
    </style:style>
    <style:style style:name="ACOL-2" style:family="table-column"/>
    <style:style style:name="AROW-1" style:family="table-row">
      <style:table-row-properties style:row-height="13.50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partslist" table:style-name="ta-0x7f1bafe7f030" table:print="true">
        <office:forms form:automatic-focus="false" form:apply-design-mode="false">
          <form:form/>
        </office:forms>
        <table:table-column table:default-cell-style-name="ACE-0x7f1bafe80130" table:style-name="ACOL-1"/>
        <table:table-column table:default-cell-style-name="ACE-0x7f1bafe80130" table:style-name="ACOL-0" table:number-columns-repeated="5"/>
        <table:table-column table:default-cell-style-name="ACE-0x7f1bafe80130" table:style-name="ACOL-0" table:number-columns-repeated="2"/>
        <table:table-column table:default-cell-style-name="ACE-0x7f1bafe80130" table:style-name="ACOL-0"/>
        <table:table-column table:default-cell-style-name="ACE-0x7f1bafe80130" table:style-name="ACOL-0"/>
        <table:table-column table:default-cell-style-name="ACE-0x7f1bafe80130" table:style-name="ACOL-0"/>
        <table:table-column table:default-cell-style-name="ACE-0x7f1bafe80130" table:style-name="ACOL-0" table:number-columns-repeated="245"/>
        <table:table-row table:style-name="AROW-0">
          <table:table-cell table:style-name="ACE-0x7f1bafe80130" office:value-type="string">
            <text:p>.START</text:p>
          </table:table-cell>
          <table:table-cell table:number-columns-repeated="255" table:style-name="ACE-0x7f1bafe80130"/>
        </table:table-row>
        <table:table-row table:style-name="AROW-1">
          <table:table-cell table:style-name="ACE-0x7f1bafe80130" office:value-type="string">
            <text:p>..device</text:p>
          </table:table-cell>
          <table:table-cell table:style-name="ACE-0x7f1bafe80130" office:value-type="string">
            <text:p>value</text:p>
          </table:table-cell>
          <table:table-cell table:style-name="ACE-0x7f1bafe80130" office:value-type="string">
            <text:p>footprint</text:p>
          </table:table-cell>
          <table:table-cell table:style-name="ACE-0x7f1bafe80130" office:value-type="string">
            <text:p>quantity</text:p>
          </table:table-cell>
          <table:table-cell table:style-name="ACE-0x7f1bafe80130" office:value-type="string">
            <text:p>fit</text:p>
          </table:table-cell>
          <table:table-cell table:style-name="ACE-0x7f1bafe80130" office:value-type="string">
            <text:p>refdes</text:p>
          </table:table-cell>
          <table:table-cell table:number-columns-repeated="250" table:style-name="ACE-0x7f1bafe80130"/>
        </table:table-row>
        <table:table-row table:style-name="AROW-1">
          <table:table-cell table:style-name="ACE-0x7f1bafe80130" office:value-type="string">
            <text:p>CHARGE PUMP</text:p>
          </table:table-cell>
          <table:table-cell table:style-name="ACE-0x7f1bafe80130" office:value-type="string">
            <text:p>AAT3110</text:p>
          </table:table-cell>
          <table:table-cell table:style-name="ACE-0x7f1bafe80130" office:value-type="string">
            <text:p>SOT26</text:p>
          </table:table-cell>
          <table:table-cell table:style-name="ACE-0x7f1bafe80130" office:value-type="float" office:value="1">
            <text:p>1</text:p>
          </table:table-cell>
          <table:table-cell table:style-name="ACE-0x7f1bafe80130" office:value-type="boolean" office:boolean-value="true">
            <text:p>TRUE</text:p>
          </table:table-cell>
          <table:table-cell table:style-name="ACE-0x7f1bafe80130" office:value-type="string">
            <text:p>U2</text:p>
          </table:table-cell>
          <table:table-cell table:number-columns-repeated="2" table:style-name="ACE-0x7f1bafe80130"/>
          <table:table-cell table:style-name="ACE-0x7f1bafe80130" office:value-type="string">
            <text:p>d</text:p>
          </table:table-cell>
          <table:table-cell table:style-name="ACE-0x7f1bafe80130"/>
          <table:table-cell table:style-name="ACE-0x7f1bafe80130" table:formula="of:=IF([.E3];[.D3];0)" office:value-type="float" office:value="1">
            <text:p>1</text:p>
          </table:table-cell>
          <table:table-cell table:number-columns-repeated="245" table:style-name="ACE-0x7f1bafe80130"/>
        </table:table-row>
        <table:table-row table:style-name="AROW-1">
          <table:table-cell table:style-name="ACE-0x7f1bafe80130" office:value-type="string">
            <text:p>CONNECTOR</text:p>
          </table:table-cell>
          <table:table-cell table:style-name="ACE-0x7f1bafe80130" office:value-type="string">
            <text:p>BATTERY</text:p>
          </table:table-cell>
          <table:table-cell table:style-name="ACE-0x7f1bafe80130" office:value-type="string">
            <text:p>SIP2</text:p>
          </table:table-cell>
          <table:table-cell table:style-name="ACE-0x7f1bafe80130" office:value-type="float" office:value="1">
            <text:p>1</text:p>
          </table:table-cell>
          <table:table-cell table:style-name="ACE-0x7f1bafe80130" office:value-type="boolean" office:boolean-value="false">
            <text:p>FALSE</text:p>
          </table:table-cell>
          <table:table-cell table:style-name="ACE-0x7f1bafe80130" office:value-type="string">
            <text:p>B1</text:p>
          </table:table-cell>
          <table:table-cell table:number-columns-repeated="2" table:style-name="ACE-0x7f1bafe80130"/>
          <table:table-cell table:style-name="ACE-0x7f1bafe80130" office:value-type="string">
            <text:p>d</text:p>
          </table:table-cell>
          <table:table-cell table:style-name="ACE-0x7f1bafe80130"/>
          <table:table-cell table:style-name="ACE-0x7f1bafe80130" table:formula="of:=IF([.E4];[.D4];0)" office:value-type="float" office:value="0">
            <text:p>0</text:p>
          </table:table-cell>
          <table:table-cell table:number-columns-repeated="245" table:style-name="ACE-0x7f1bafe80130"/>
        </table:table-row>
        <table:table-row table:style-name="AROW-1">
          <table:table-cell table:style-name="ACE-0x7f1bafe80130" office:value-type="string">
            <text:p>CAPACITOR</text:p>
          </table:table-cell>
          <table:table-cell table:style-name="ACE-0x7f1bafe80130" office:value-type="string">
            <text:p>0.1uF</text:p>
          </table:table-cell>
          <table:table-cell table:style-name="ACE-0x7f1bafe80130" office:value-type="float" office:value="603">
            <text:p>603</text:p>
          </table:table-cell>
          <table:table-cell table:style-name="ACE-0x7f1bafe80130" office:value-type="float" office:value="5">
            <text:p>5</text:p>
          </table:table-cell>
          <table:table-cell table:style-name="ACE-0x7f1bafe80130" office:value-type="boolean" office:boolean-value="true">
            <text:p>TRUE</text:p>
          </table:table-cell>
          <table:table-cell table:style-name="ACE-0x7f1bafe80130" office:value-type="string">
            <text:p>C11 C14 C15 C8 C9</text:p>
          </table:table-cell>
          <table:table-cell table:number-columns-repeated="2" table:style-name="ACE-0x7f1bafe80130"/>
          <table:table-cell table:style-name="ACE-0x7f1bafe80130" office:value-type="string">
            <text:p>d</text:p>
          </table:table-cell>
          <table:table-cell table:style-name="ACE-0x7f1bafe80130"/>
          <table:table-cell table:style-name="ACE-0x7f1bafe80130" table:formula="of:=IF([.E5];[.D5];0)" office:value-type="float" office:value="5">
            <text:p>5</text:p>
          </table:table-cell>
          <table:table-cell table:number-columns-repeated="245" table:style-name="ACE-0x7f1bafe80130"/>
        </table:table-row>
        <table:table-row table:style-name="AROW-1">
          <table:table-cell table:style-name="ACE-0x7f1bafe80130" office:value-type="string">
            <text:p>CAPACITOR</text:p>
          </table:table-cell>
          <table:table-cell table:style-name="ACE-0x7f1bafe80130" office:value-type="string">
            <text:p>10nF</text:p>
          </table:table-cell>
          <table:table-cell table:style-name="ACE-0x7f1bafe80130" office:value-type="float" office:value="603">
            <text:p>603</text:p>
          </table:table-cell>
          <table:table-cell table:style-name="ACE-0x7f1bafe80130" office:value-type="float" office:value="2">
            <text:p>2</text:p>
          </table:table-cell>
          <table:table-cell table:style-name="ACE-0x7f1bafe80130" office:value-type="boolean" office:boolean-value="true">
            <text:p>TRUE</text:p>
          </table:table-cell>
          <table:table-cell table:style-name="ACE-0x7f1bafe80130" office:value-type="string">
            <text:p>C12 C13</text:p>
          </table:table-cell>
          <table:table-cell table:number-columns-repeated="2" table:style-name="ACE-0x7f1bafe80130"/>
          <table:table-cell table:style-name="ACE-0x7f1bafe80130" office:value-type="string">
            <text:p>d</text:p>
          </table:table-cell>
          <table:table-cell table:style-name="ACE-0x7f1bafe80130"/>
          <table:table-cell table:style-name="ACE-0x7f1bafe80130" table:formula="of:=IF([.E6];[.D6];0)" office:value-type="float" office:value="2">
            <text:p>2</text:p>
          </table:table-cell>
          <table:table-cell table:number-columns-repeated="245" table:style-name="ACE-0x7f1bafe80130"/>
        </table:table-row>
        <table:table-row table:style-name="AROW-1">
          <table:table-cell table:style-name="ACE-0x7f1bafe80130" office:value-type="string">
            <text:p>CAPACITOR</text:p>
          </table:table-cell>
          <table:table-cell table:style-name="ACE-0x7f1bafe80130" office:value-type="string">
            <text:p>10uF</text:p>
          </table:table-cell>
          <table:table-cell table:style-name="ACE-0x7f1bafe80130" office:value-type="float" office:value="603">
            <text:p>603</text:p>
          </table:table-cell>
          <table:table-cell table:style-name="ACE-0x7f1bafe80130" office:value-type="float" office:value="5">
            <text:p>5</text:p>
          </table:table-cell>
          <table:table-cell table:style-name="ACE-0x7f1bafe80130" office:value-type="boolean" office:boolean-value="true">
            <text:p>TRUE</text:p>
          </table:table-cell>
          <table:table-cell table:style-name="ACE-0x7f1bafe80130" office:value-type="string">
            <text:p>C10 C16 C17 C3 C4</text:p>
          </table:table-cell>
          <table:table-cell table:number-columns-repeated="2" table:style-name="ACE-0x7f1bafe80130"/>
          <table:table-cell table:style-name="ACE-0x7f1bafe80130" office:value-type="string">
            <text:p>d</text:p>
          </table:table-cell>
          <table:table-cell table:style-name="ACE-0x7f1bafe80130"/>
          <table:table-cell table:style-name="ACE-0x7f1bafe80130" table:formula="of:=IF([.E7];[.D7];0)" office:value-type="float" office:value="5">
            <text:p>5</text:p>
          </table:table-cell>
          <table:table-cell table:number-columns-repeated="245" table:style-name="ACE-0x7f1bafe80130"/>
        </table:table-row>
        <table:table-row table:style-name="AROW-1">
          <table:table-cell table:style-name="ACE-0x7f1bafe80130" office:value-type="string">
            <text:p>CAPACITOR</text:p>
          </table:table-cell>
          <table:table-cell table:style-name="ACE-0x7f1bafe80130" office:value-type="string">
            <text:p>1uF</text:p>
          </table:table-cell>
          <table:table-cell table:style-name="ACE-0x7f1bafe80130" office:value-type="float" office:value="603">
            <text:p>603</text:p>
          </table:table-cell>
          <table:table-cell table:style-name="ACE-0x7f1bafe80130" office:value-type="float" office:value="3">
            <text:p>3</text:p>
          </table:table-cell>
          <table:table-cell table:style-name="ACE-0x7f1bafe80130" office:value-type="boolean" office:boolean-value="true">
            <text:p>TRUE</text:p>
          </table:table-cell>
          <table:table-cell table:style-name="ACE-0x7f1bafe80130" office:value-type="string">
            <text:p>C1 C2 C5</text:p>
          </table:table-cell>
          <table:table-cell table:number-columns-repeated="2" table:style-name="ACE-0x7f1bafe80130"/>
          <table:table-cell table:style-name="ACE-0x7f1bafe80130" office:value-type="string">
            <text:p>d</text:p>
          </table:table-cell>
          <table:table-cell table:style-name="ACE-0x7f1bafe80130"/>
          <table:table-cell table:style-name="ACE-0x7f1bafe80130" table:formula="of:=IF([.E8];[.D8];0)" office:value-type="float" office:value="3">
            <text:p>3</text:p>
          </table:table-cell>
          <table:table-cell table:number-columns-repeated="245" table:style-name="ACE-0x7f1bafe80130"/>
        </table:table-row>
        <table:table-row table:style-name="AROW-1">
          <table:table-cell table:style-name="ACE-0x7f1bafe80130" office:value-type="string">
            <text:p>CAPACITOR</text:p>
          </table:table-cell>
          <table:table-cell table:style-name="ACE-0x7f1bafe80130" office:value-type="string">
            <text:p>18pF</text:p>
          </table:table-cell>
          <table:table-cell table:style-name="ACE-0x7f1bafe80130" office:value-type="float" office:value="603">
            <text:p>603</text:p>
          </table:table-cell>
          <table:table-cell table:style-name="ACE-0x7f1bafe80130" office:value-type="float" office:value="2">
            <text:p>2</text:p>
          </table:table-cell>
          <table:table-cell table:style-name="ACE-0x7f1bafe80130" office:value-type="boolean" office:boolean-value="true">
            <text:p>TRUE</text:p>
          </table:table-cell>
          <table:table-cell table:style-name="ACE-0x7f1bafe80130" office:value-type="string">
            <text:p>C6 C7</text:p>
          </table:table-cell>
          <table:table-cell table:number-columns-repeated="2" table:style-name="ACE-0x7f1bafe80130"/>
          <table:table-cell table:style-name="ACE-0x7f1bafe80130" office:value-type="string">
            <text:p>d</text:p>
          </table:table-cell>
          <table:table-cell table:style-name="ACE-0x7f1bafe80130"/>
          <table:table-cell table:style-name="ACE-0x7f1bafe80130" table:formula="of:=IF([.E9];[.D9];0)" office:value-type="float" office:value="2">
            <text:p>2</text:p>
          </table:table-cell>
          <table:table-cell table:number-columns-repeated="245" table:style-name="ACE-0x7f1bafe80130"/>
        </table:table-row>
        <table:table-row table:style-name="AROW-1">
          <table:table-cell table:style-name="ACE-0x7f1bafe80130" office:value-type="string">
            <text:p>EEPROM</text:p>
          </table:table-cell>
          <table:table-cell table:style-name="ACE-0x7f1bafe80130" office:value-type="string">
            <text:p>24FC256</text:p>
          </table:table-cell>
          <table:table-cell table:style-name="ACE-0x7f1bafe80130" office:value-type="string">
            <text:p>MSOP8</text:p>
          </table:table-cell>
          <table:table-cell table:style-name="ACE-0x7f1bafe80130" office:value-type="float" office:value="1">
            <text:p>1</text:p>
          </table:table-cell>
          <table:table-cell table:style-name="ACE-0x7f1bafe80130" office:value-type="boolean" office:boolean-value="true">
            <text:p>TRUE</text:p>
          </table:table-cell>
          <table:table-cell table:style-name="ACE-0x7f1bafe80130" office:value-type="string">
            <text:p>U4</text:p>
          </table:table-cell>
          <table:table-cell table:number-columns-repeated="2" table:style-name="ACE-0x7f1bafe80130"/>
          <table:table-cell table:style-name="ACE-0x7f1bafe80130" office:value-type="string">
            <text:p>d</text:p>
          </table:table-cell>
          <table:table-cell table:style-name="ACE-0x7f1bafe80130"/>
          <table:table-cell table:style-name="ACE-0x7f1bafe80130" table:formula="of:=IF([.E10];[.D10];0)" office:value-type="float" office:value="1">
            <text:p>1</text:p>
          </table:table-cell>
          <table:table-cell table:number-columns-repeated="245" table:style-name="ACE-0x7f1bafe80130"/>
        </table:table-row>
        <table:table-row table:style-name="AROW-1">
          <table:table-cell table:style-name="ACE-0x7f1bafe80130" office:value-type="string">
            <text:p>CRYSTAL</text:p>
          </table:table-cell>
          <table:table-cell table:style-name="ACE-0x7f1bafe80130" office:value-type="string">
            <text:p>8MHz</text:p>
          </table:table-cell>
          <table:table-cell table:style-name="ACE-0x7f1bafe80130" office:value-type="float" office:value="5032">
            <text:p>5032</text:p>
          </table:table-cell>
          <table:table-cell table:style-name="ACE-0x7f1bafe80130" office:value-type="float" office:value="1">
            <text:p>1</text:p>
          </table:table-cell>
          <table:table-cell table:style-name="ACE-0x7f1bafe80130" office:value-type="boolean" office:boolean-value="true">
            <text:p>TRUE</text:p>
          </table:table-cell>
          <table:table-cell table:style-name="ACE-0x7f1bafe80130" office:value-type="string">
            <text:p>X1</text:p>
          </table:table-cell>
          <table:table-cell table:number-columns-repeated="2" table:style-name="ACE-0x7f1bafe80130"/>
          <table:table-cell table:style-name="ACE-0x7f1bafe80130" office:value-type="string">
            <text:p>d</text:p>
          </table:table-cell>
          <table:table-cell table:style-name="ACE-0x7f1bafe80130"/>
          <table:table-cell table:style-name="ACE-0x7f1bafe80130" table:formula="of:=IF([.E11];[.D11];0)" office:value-type="float" office:value="1">
            <text:p>1</text:p>
          </table:table-cell>
          <table:table-cell table:number-columns-repeated="245" table:style-name="ACE-0x7f1bafe80130"/>
        </table:table-row>
        <table:table-row table:style-name="AROW-1">
          <table:table-cell table:style-name="ACE-0x7f1bafe80130" office:value-type="string">
            <text:p>CONNECTOR</text:p>
          </table:table-cell>
          <table:table-cell table:style-name="ACE-0x7f1bafe80130" office:value-type="string">
            <text:p>DISPLAY</text:p>
          </table:table-cell>
          <table:table-cell table:style-name="ACE-0x7f1bafe80130" office:value-type="string">
            <text:p>OLED</text:p>
          </table:table-cell>
          <table:table-cell table:style-name="ACE-0x7f1bafe80130" office:value-type="float" office:value="1">
            <text:p>1</text:p>
          </table:table-cell>
          <table:table-cell table:style-name="ACE-0x7f1bafe80130" office:value-type="boolean" office:boolean-value="false">
            <text:p>FALSE</text:p>
          </table:table-cell>
          <table:table-cell table:style-name="ACE-0x7f1bafe80130" office:value-type="string">
            <text:p>J1</text:p>
          </table:table-cell>
          <table:table-cell table:number-columns-repeated="4" table:style-name="ACE-0x7f1bafe80130"/>
          <table:table-cell table:style-name="ACE-0x7f1bafe80130" table:formula="of:=IF([.E12];[.D12];0)" office:value-type="float" office:value="0">
            <text:p>0</text:p>
          </table:table-cell>
          <table:table-cell table:number-columns-repeated="245" table:style-name="ACE-0x7f1bafe80130"/>
        </table:table-row>
        <table:table-row table:style-name="AROW-1">
          <table:table-cell table:style-name="ACE-0x7f1bafe80130" office:value-type="string">
            <text:p>MOSFET</text:p>
          </table:table-cell>
          <table:table-cell table:style-name="ACE-0x7f1bafe80130" office:value-type="string">
            <text:p>FDN304P</text:p>
          </table:table-cell>
          <table:table-cell table:style-name="ACE-0x7f1bafe80130" office:value-type="string">
            <text:p>FDN304P</text:p>
          </table:table-cell>
          <table:table-cell table:style-name="ACE-0x7f1bafe80130" office:value-type="float" office:value="2">
            <text:p>2</text:p>
          </table:table-cell>
          <table:table-cell table:style-name="ACE-0x7f1bafe80130" office:value-type="boolean" office:boolean-value="true">
            <text:p>TRUE</text:p>
          </table:table-cell>
          <table:table-cell table:style-name="ACE-0x7f1bafe80130" office:value-type="string">
            <text:p>Q1 Q2</text:p>
          </table:table-cell>
          <table:table-cell table:number-columns-repeated="2" table:style-name="ACE-0x7f1bafe80130"/>
          <table:table-cell table:style-name="ACE-0x7f1bafe80130" office:value-type="string">
            <text:p>d</text:p>
          </table:table-cell>
          <table:table-cell table:style-name="ACE-0x7f1bafe80130"/>
          <table:table-cell table:style-name="ACE-0x7f1bafe80130" table:formula="of:=IF([.E13];[.D13];0)" office:value-type="float" office:value="2">
            <text:p>2</text:p>
          </table:table-cell>
          <table:table-cell table:number-columns-repeated="245" table:style-name="ACE-0x7f1bafe80130"/>
        </table:table-row>
        <table:table-row table:style-name="AROW-1">
          <table:table-cell table:style-name="ACE-0x7f1bafe80130" office:value-type="string">
            <text:p>CONNECTOR</text:p>
          </table:table-cell>
          <table:table-cell table:style-name="ACE-0x7f1bafe80130" office:value-type="string">
            <text:p>ICSP</text:p>
          </table:table-cell>
          <table:table-cell table:style-name="ACE-0x7f1bafe80130" office:value-type="string">
            <text:p>SIP5</text:p>
          </table:table-cell>
          <table:table-cell table:style-name="ACE-0x7f1bafe80130" office:value-type="float" office:value="1">
            <text:p>1</text:p>
          </table:table-cell>
          <table:table-cell table:style-name="ACE-0x7f1bafe80130" office:value-type="boolean" office:boolean-value="false">
            <text:p>FALSE</text:p>
          </table:table-cell>
          <table:table-cell table:style-name="ACE-0x7f1bafe80130" office:value-type="string">
            <text:p>J2</text:p>
          </table:table-cell>
          <table:table-cell table:number-columns-repeated="4" table:style-name="ACE-0x7f1bafe80130"/>
          <table:table-cell table:style-name="ACE-0x7f1bafe80130" table:formula="of:=IF([.E14];[.D14];0)" office:value-type="float" office:value="0">
            <text:p>0</text:p>
          </table:table-cell>
          <table:table-cell table:number-columns-repeated="245" table:style-name="ACE-0x7f1bafe80130"/>
        </table:table-row>
        <table:table-row table:style-name="AROW-1">
          <table:table-cell table:style-name="ACE-0x7f1bafe80130" office:value-type="string">
            <text:p>BUZZER</text:p>
          </table:table-cell>
          <table:table-cell table:style-name="ACE-0x7f1bafe80130" office:value-type="string">
            <text:p>KMTG1203</text:p>
          </table:table-cell>
          <table:table-cell table:style-name="ACE-0x7f1bafe80130" office:value-type="string">
            <text:p>KMTG1203</text:p>
          </table:table-cell>
          <table:table-cell table:style-name="ACE-0x7f1bafe80130" office:value-type="float" office:value="1">
            <text:p>1</text:p>
          </table:table-cell>
          <table:table-cell table:style-name="ACE-0x7f1bafe80130" office:value-type="boolean" office:boolean-value="true">
            <text:p>TRUE</text:p>
          </table:table-cell>
          <table:table-cell table:style-name="ACE-0x7f1bafe80130" office:value-type="string">
            <text:p>U5</text:p>
          </table:table-cell>
          <table:table-cell table:number-columns-repeated="2" table:style-name="ACE-0x7f1bafe80130"/>
          <table:table-cell table:style-name="ACE-0x7f1bafe80130" office:value-type="string">
            <text:p>d</text:p>
          </table:table-cell>
          <table:table-cell table:style-name="ACE-0x7f1bafe80130"/>
          <table:table-cell table:style-name="ACE-0x7f1bafe80130" table:formula="of:=IF([.E15];[.D15];0)" office:value-type="float" office:value="1">
            <text:p>1</text:p>
          </table:table-cell>
          <table:table-cell table:number-columns-repeated="245" table:style-name="ACE-0x7f1bafe80130"/>
        </table:table-row>
        <table:table-row table:style-name="AROW-1">
          <table:table-cell table:style-name="ACE-0x7f1bafe80130" office:value-type="string">
            <text:p>CONNECTOR</text:p>
          </table:table-cell>
          <table:table-cell table:style-name="ACE-0x7f1bafe80130" office:value-type="string">
            <text:p>LIDAR</text:p>
          </table:table-cell>
          <table:table-cell table:style-name="ACE-0x7f1bafe80130" office:value-type="string">
            <text:p>eh6</text:p>
          </table:table-cell>
          <table:table-cell table:style-name="ACE-0x7f1bafe80130" office:value-type="float" office:value="1">
            <text:p>1</text:p>
          </table:table-cell>
          <table:table-cell table:style-name="ACE-0x7f1bafe80130" office:value-type="boolean" office:boolean-value="false">
            <text:p>FALSE</text:p>
          </table:table-cell>
          <table:table-cell table:style-name="ACE-0x7f1bafe80130" office:value-type="string">
            <text:p>J3</text:p>
          </table:table-cell>
          <table:table-cell table:number-columns-repeated="4" table:style-name="ACE-0x7f1bafe80130"/>
          <table:table-cell table:style-name="ACE-0x7f1bafe80130" table:formula="of:=IF([.E16];[.D16];0)" office:value-type="float" office:value="0">
            <text:p>0</text:p>
          </table:table-cell>
          <table:table-cell table:number-columns-repeated="245" table:style-name="ACE-0x7f1bafe80130"/>
        </table:table-row>
        <table:table-row table:style-name="AROW-1">
          <table:table-cell table:style-name="ACE-0x7f1bafe80130" office:value-type="string">
            <text:p>CHARGER</text:p>
          </table:table-cell>
          <table:table-cell table:style-name="ACE-0x7f1bafe80130" office:value-type="string">
            <text:p>MCP73832</text:p>
          </table:table-cell>
          <table:table-cell table:style-name="ACE-0x7f1bafe80130" office:value-type="string">
            <text:p>SOT25R</text:p>
          </table:table-cell>
          <table:table-cell table:style-name="ACE-0x7f1bafe80130" office:value-type="float" office:value="1">
            <text:p>1</text:p>
          </table:table-cell>
          <table:table-cell table:style-name="ACE-0x7f1bafe80130" office:value-type="boolean" office:boolean-value="true">
            <text:p>TRUE</text:p>
          </table:table-cell>
          <table:table-cell table:style-name="ACE-0x7f1bafe80130" office:value-type="string">
            <text:p>U7</text:p>
          </table:table-cell>
          <table:table-cell table:number-columns-repeated="2" table:style-name="ACE-0x7f1bafe80130"/>
          <table:table-cell table:style-name="ACE-0x7f1bafe80130" office:value-type="string">
            <text:p>d</text:p>
          </table:table-cell>
          <table:table-cell table:style-name="ACE-0x7f1bafe80130"/>
          <table:table-cell table:style-name="ACE-0x7f1bafe80130" table:formula="of:=IF([.E17];[.D17];0)" office:value-type="float" office:value="1">
            <text:p>1</text:p>
          </table:table-cell>
          <table:table-cell table:number-columns-repeated="245" table:style-name="ACE-0x7f1bafe80130"/>
        </table:table-row>
        <table:table-row table:style-name="AROW-1">
          <table:table-cell table:style-name="ACE-0x7f1bafe80130" office:value-type="string">
            <text:p>SENSOR</text:p>
          </table:table-cell>
          <table:table-cell table:style-name="ACE-0x7f1bafe80130" office:value-type="string">
            <text:p>MPU-9250</text:p>
          </table:table-cell>
          <table:table-cell table:style-name="ACE-0x7f1bafe80130" office:value-type="string">
            <text:p>QFN24_3</text:p>
          </table:table-cell>
          <table:table-cell table:style-name="ACE-0x7f1bafe80130" office:value-type="float" office:value="1">
            <text:p>1</text:p>
          </table:table-cell>
          <table:table-cell table:style-name="ACE-0x7f1bafe80130" office:value-type="boolean" office:boolean-value="true">
            <text:p>TRUE</text:p>
          </table:table-cell>
          <table:table-cell table:style-name="ACE-0x7f1bafe80130" office:value-type="string">
            <text:p>U6</text:p>
          </table:table-cell>
          <table:table-cell table:number-columns-repeated="4" table:style-name="ACE-0x7f1bafe80130"/>
          <table:table-cell table:style-name="ACE-0x7f1bafe80130" table:formula="of:=IF([.E18];[.D18];0)" office:value-type="float" office:value="1">
            <text:p>1</text:p>
          </table:table-cell>
          <table:table-cell table:number-columns-repeated="245" table:style-name="ACE-0x7f1bafe80130"/>
        </table:table-row>
        <table:table-row table:style-name="AROW-1">
          <table:table-cell table:style-name="ACE-0x7f1bafe80130" office:value-type="string">
            <text:p>LINEAR REG</text:p>
          </table:table-cell>
          <table:table-cell table:style-name="ACE-0x7f1bafe80130" office:value-type="string">
            <text:p>NCP4681</text:p>
          </table:table-cell>
          <table:table-cell table:style-name="ACE-0x7f1bafe80130" office:value-type="string">
            <text:p>SC70_5</text:p>
          </table:table-cell>
          <table:table-cell table:style-name="ACE-0x7f1bafe80130" office:value-type="float" office:value="1">
            <text:p>1</text:p>
          </table:table-cell>
          <table:table-cell table:style-name="ACE-0x7f1bafe80130" office:value-type="boolean" office:boolean-value="true">
            <text:p>TRUE</text:p>
          </table:table-cell>
          <table:table-cell table:style-name="ACE-0x7f1bafe80130" office:value-type="string">
            <text:p>U1</text:p>
          </table:table-cell>
          <table:table-cell table:number-columns-repeated="2" table:style-name="ACE-0x7f1bafe80130"/>
          <table:table-cell table:style-name="ACE-0x7f1bafe80130" office:value-type="string">
            <text:p>d</text:p>
          </table:table-cell>
          <table:table-cell table:style-name="ACE-0x7f1bafe80130"/>
          <table:table-cell table:style-name="ACE-0x7f1bafe80130" table:formula="of:=IF([.E19];[.D19];0)" office:value-type="float" office:value="1">
            <text:p>1</text:p>
          </table:table-cell>
          <table:table-cell table:number-columns-repeated="245" table:style-name="ACE-0x7f1bafe80130"/>
        </table:table-row>
        <table:table-row table:style-name="AROW-1">
          <table:table-cell table:style-name="ACE-0x7f1bafe80130" office:value-type="string">
            <text:p>PROCESSOR</text:p>
          </table:table-cell>
          <table:table-cell table:style-name="ACE-0x7f1bafe80130" office:value-type="string">
            <text:p>PIC24FJ64GB002</text:p>
          </table:table-cell>
          <table:table-cell table:style-name="ACE-0x7f1bafe80130" office:value-type="string">
            <text:p>SSOP28</text:p>
          </table:table-cell>
          <table:table-cell table:style-name="ACE-0x7f1bafe80130" office:value-type="float" office:value="1">
            <text:p>1</text:p>
          </table:table-cell>
          <table:table-cell table:style-name="ACE-0x7f1bafe80130" office:value-type="boolean" office:boolean-value="true">
            <text:p>TRUE</text:p>
          </table:table-cell>
          <table:table-cell table:style-name="ACE-0x7f1bafe80130" office:value-type="string">
            <text:p>U3</text:p>
          </table:table-cell>
          <table:table-cell table:number-columns-repeated="2" table:style-name="ACE-0x7f1bafe80130"/>
          <table:table-cell table:style-name="ACE-0x7f1bafe80130" office:value-type="string">
            <text:p>d</text:p>
          </table:table-cell>
          <table:table-cell table:style-name="ACE-0x7f1bafe80130"/>
          <table:table-cell table:style-name="ACE-0x7f1bafe80130" table:formula="of:=IF([.E20];[.D20];0)" office:value-type="float" office:value="1">
            <text:p>1</text:p>
          </table:table-cell>
          <table:table-cell table:number-columns-repeated="245" table:style-name="ACE-0x7f1bafe80130"/>
        </table:table-row>
        <table:table-row table:style-name="AROW-1">
          <table:table-cell table:style-name="ACE-0x7f1bafe80130" office:value-type="string">
            <text:p>RESISTOR</text:p>
          </table:table-cell>
          <table:table-cell table:style-name="ACE-0x7f1bafe80130" office:value-type="string">
            <text:p>100k</text:p>
          </table:table-cell>
          <table:table-cell table:style-name="ACE-0x7f1bafe80130" office:value-type="float" office:value="603">
            <text:p>603</text:p>
          </table:table-cell>
          <table:table-cell table:style-name="ACE-0x7f1bafe80130" office:value-type="float" office:value="4">
            <text:p>4</text:p>
          </table:table-cell>
          <table:table-cell table:style-name="ACE-0x7f1bafe80130" office:value-type="boolean" office:boolean-value="true">
            <text:p>TRUE</text:p>
          </table:table-cell>
          <table:table-cell table:style-name="ACE-0x7f1bafe80130" office:value-type="string">
            <text:p>R1 R10 R2 R8</text:p>
          </table:table-cell>
          <table:table-cell table:number-columns-repeated="2" table:style-name="ACE-0x7f1bafe80130"/>
          <table:table-cell table:style-name="ACE-0x7f1bafe80130" office:value-type="string">
            <text:p>d</text:p>
          </table:table-cell>
          <table:table-cell table:style-name="ACE-0x7f1bafe80130"/>
          <table:table-cell table:style-name="ACE-0x7f1bafe80130" table:formula="of:=IF([.E21];[.D21];0)" office:value-type="float" office:value="4">
            <text:p>4</text:p>
          </table:table-cell>
          <table:table-cell table:number-columns-repeated="245" table:style-name="ACE-0x7f1bafe80130"/>
        </table:table-row>
        <table:table-row table:style-name="AROW-1">
          <table:table-cell table:style-name="ACE-0x7f1bafe80130" office:value-type="string">
            <text:p>RESISTOR</text:p>
          </table:table-cell>
          <table:table-cell table:style-name="ACE-0x7f1bafe80130" office:value-type="string">
            <text:p>10k</text:p>
          </table:table-cell>
          <table:table-cell table:style-name="ACE-0x7f1bafe80130" office:value-type="float" office:value="603">
            <text:p>603</text:p>
          </table:table-cell>
          <table:table-cell table:style-name="ACE-0x7f1bafe80130" office:value-type="float" office:value="1">
            <text:p>1</text:p>
          </table:table-cell>
          <table:table-cell table:style-name="ACE-0x7f1bafe80130" office:value-type="boolean" office:boolean-value="true">
            <text:p>TRUE</text:p>
          </table:table-cell>
          <table:table-cell table:style-name="ACE-0x7f1bafe80130" office:value-type="string">
            <text:p>R7</text:p>
          </table:table-cell>
          <table:table-cell table:number-columns-repeated="2" table:style-name="ACE-0x7f1bafe80130"/>
          <table:table-cell table:style-name="ACE-0x7f1bafe80130" office:value-type="string">
            <text:p>d</text:p>
          </table:table-cell>
          <table:table-cell table:style-name="ACE-0x7f1bafe80130"/>
          <table:table-cell table:style-name="ACE-0x7f1bafe80130" table:formula="of:=IF([.E22];[.D22];0)" office:value-type="float" office:value="1">
            <text:p>1</text:p>
          </table:table-cell>
          <table:table-cell table:number-columns-repeated="245" table:style-name="ACE-0x7f1bafe80130"/>
        </table:table-row>
        <table:table-row table:style-name="AROW-1">
          <table:table-cell table:style-name="ACE-0x7f1bafe80130" office:value-type="string">
            <text:p>RESISTOR</text:p>
          </table:table-cell>
          <table:table-cell table:style-name="ACE-0x7f1bafe80130" office:value-type="string">
            <text:p>180R</text:p>
          </table:table-cell>
          <table:table-cell table:style-name="ACE-0x7f1bafe80130" office:value-type="float" office:value="603">
            <text:p>603</text:p>
          </table:table-cell>
          <table:table-cell table:style-name="ACE-0x7f1bafe80130" office:value-type="float" office:value="1">
            <text:p>1</text:p>
          </table:table-cell>
          <table:table-cell table:style-name="ACE-0x7f1bafe80130" office:value-type="boolean" office:boolean-value="true">
            <text:p>TRUE</text:p>
          </table:table-cell>
          <table:table-cell table:style-name="ACE-0x7f1bafe80130" office:value-type="string">
            <text:p>R9</text:p>
          </table:table-cell>
          <table:table-cell table:number-columns-repeated="2" table:style-name="ACE-0x7f1bafe80130"/>
          <table:table-cell table:style-name="ACE-0x7f1bafe80130" office:value-type="string">
            <text:p>d</text:p>
          </table:table-cell>
          <table:table-cell table:style-name="ACE-0x7f1bafe80130"/>
          <table:table-cell table:style-name="ACE-0x7f1bafe80130" table:formula="of:=IF([.E23];[.D23];0)" office:value-type="float" office:value="1">
            <text:p>1</text:p>
          </table:table-cell>
          <table:table-cell table:number-columns-repeated="245" table:style-name="ACE-0x7f1bafe80130"/>
        </table:table-row>
        <table:table-row table:style-name="AROW-1">
          <table:table-cell table:style-name="ACE-0x7f1bafe80130" office:value-type="string">
            <text:p>RESISTOR</text:p>
          </table:table-cell>
          <table:table-cell table:style-name="ACE-0x7f1bafe80130" office:value-type="string">
            <text:p>1M</text:p>
          </table:table-cell>
          <table:table-cell table:style-name="ACE-0x7f1bafe80130" office:value-type="float" office:value="603">
            <text:p>603</text:p>
          </table:table-cell>
          <table:table-cell table:style-name="ACE-0x7f1bafe80130" office:value-type="float" office:value="2">
            <text:p>2</text:p>
          </table:table-cell>
          <table:table-cell table:style-name="ACE-0x7f1bafe80130" office:value-type="boolean" office:boolean-value="true">
            <text:p>TRUE</text:p>
          </table:table-cell>
          <table:table-cell table:style-name="ACE-0x7f1bafe80130" office:value-type="string">
            <text:p>R12 R13</text:p>
          </table:table-cell>
          <table:table-cell table:number-columns-repeated="2" table:style-name="ACE-0x7f1bafe80130"/>
          <table:table-cell table:style-name="ACE-0x7f1bafe80130" office:value-type="string">
            <text:p>d</text:p>
          </table:table-cell>
          <table:table-cell table:style-name="ACE-0x7f1bafe80130"/>
          <table:table-cell table:style-name="ACE-0x7f1bafe80130" table:formula="of:=IF([.E24];[.D24];0)" office:value-type="float" office:value="2">
            <text:p>2</text:p>
          </table:table-cell>
          <table:table-cell table:number-columns-repeated="245" table:style-name="ACE-0x7f1bafe80130"/>
        </table:table-row>
        <table:table-row table:style-name="AROW-1">
          <table:table-cell table:style-name="ACE-0x7f1bafe80130" office:value-type="string">
            <text:p>RESISTOR</text:p>
          </table:table-cell>
          <table:table-cell table:style-name="ACE-0x7f1bafe80130" office:value-type="string">
            <text:p>2k2</text:p>
          </table:table-cell>
          <table:table-cell table:style-name="ACE-0x7f1bafe80130" office:value-type="float" office:value="603">
            <text:p>603</text:p>
          </table:table-cell>
          <table:table-cell table:style-name="ACE-0x7f1bafe80130" office:value-type="float" office:value="1">
            <text:p>1</text:p>
          </table:table-cell>
          <table:table-cell table:style-name="ACE-0x7f1bafe80130" office:value-type="boolean" office:boolean-value="true">
            <text:p>TRUE</text:p>
          </table:table-cell>
          <table:table-cell table:style-name="ACE-0x7f1bafe80130" office:value-type="string">
            <text:p>R11</text:p>
          </table:table-cell>
          <table:table-cell table:number-columns-repeated="2" table:style-name="ACE-0x7f1bafe80130"/>
          <table:table-cell table:style-name="ACE-0x7f1bafe80130" office:value-type="string">
            <text:p>d</text:p>
          </table:table-cell>
          <table:table-cell table:style-name="ACE-0x7f1bafe80130"/>
          <table:table-cell table:style-name="ACE-0x7f1bafe80130" table:formula="of:=IF([.E25];[.D25];0)" office:value-type="float" office:value="1">
            <text:p>1</text:p>
          </table:table-cell>
          <table:table-cell table:number-columns-repeated="245" table:style-name="ACE-0x7f1bafe80130"/>
        </table:table-row>
        <table:table-row table:style-name="AROW-1">
          <table:table-cell table:style-name="ACE-0x7f1bafe80130" office:value-type="string">
            <text:p>RESISTOR</text:p>
          </table:table-cell>
          <table:table-cell table:style-name="ACE-0x7f1bafe80130" office:value-type="string">
            <text:p>3M3</text:p>
          </table:table-cell>
          <table:table-cell table:style-name="ACE-0x7f1bafe80130" office:value-type="float" office:value="603">
            <text:p>603</text:p>
          </table:table-cell>
          <table:table-cell table:style-name="ACE-0x7f1bafe80130" office:value-type="float" office:value="2">
            <text:p>2</text:p>
          </table:table-cell>
          <table:table-cell table:style-name="ACE-0x7f1bafe80130" office:value-type="boolean" office:boolean-value="true">
            <text:p>TRUE</text:p>
          </table:table-cell>
          <table:table-cell table:style-name="ACE-0x7f1bafe80130" office:value-type="string">
            <text:p>R5 R6</text:p>
          </table:table-cell>
          <table:table-cell table:number-columns-repeated="2" table:style-name="ACE-0x7f1bafe80130"/>
          <table:table-cell table:style-name="ACE-0x7f1bafe80130" office:value-type="string">
            <text:p>d</text:p>
          </table:table-cell>
          <table:table-cell table:style-name="ACE-0x7f1bafe80130"/>
          <table:table-cell table:style-name="ACE-0x7f1bafe80130" table:formula="of:=IF([.E26];[.D26];0)" office:value-type="float" office:value="2">
            <text:p>2</text:p>
          </table:table-cell>
          <table:table-cell table:number-columns-repeated="245" table:style-name="ACE-0x7f1bafe80130"/>
        </table:table-row>
        <table:table-row table:style-name="AROW-1">
          <table:table-cell table:style-name="ACE-0x7f1bafe80130" office:value-type="string">
            <text:p>RESISTOR</text:p>
          </table:table-cell>
          <table:table-cell table:style-name="ACE-0x7f1bafe80130" office:value-type="string">
            <text:p>4k7</text:p>
          </table:table-cell>
          <table:table-cell table:style-name="ACE-0x7f1bafe80130" office:value-type="float" office:value="603">
            <text:p>603</text:p>
          </table:table-cell>
          <table:table-cell table:style-name="ACE-0x7f1bafe80130" office:value-type="float" office:value="2">
            <text:p>2</text:p>
          </table:table-cell>
          <table:table-cell table:style-name="ACE-0x7f1bafe80130" office:value-type="boolean" office:boolean-value="true">
            <text:p>TRUE</text:p>
          </table:table-cell>
          <table:table-cell table:style-name="ACE-0x7f1bafe80130" office:value-type="string">
            <text:p>R3 R4</text:p>
          </table:table-cell>
          <table:table-cell table:number-columns-repeated="2" table:style-name="ACE-0x7f1bafe80130"/>
          <table:table-cell table:style-name="ACE-0x7f1bafe80130" office:value-type="string">
            <text:p>d</text:p>
          </table:table-cell>
          <table:table-cell table:style-name="ACE-0x7f1bafe80130"/>
          <table:table-cell table:style-name="ACE-0x7f1bafe80130" table:formula="of:=IF([.E27];[.D27];0)" office:value-type="float" office:value="2">
            <text:p>2</text:p>
          </table:table-cell>
          <table:table-cell table:number-columns-repeated="245" table:style-name="ACE-0x7f1bafe80130"/>
        </table:table-row>
        <table:table-row table:style-name="AROW-1">
          <table:table-cell table:style-name="ACE-0x7f1bafe80130" office:value-type="string">
            <text:p>CONNECTOR</text:p>
          </table:table-cell>
          <table:table-cell table:style-name="ACE-0x7f1bafe80130" office:value-type="string">
            <text:p>SWITCH_PUSHBUTTON_NO</text:p>
          </table:table-cell>
          <table:table-cell table:style-name="ACE-0x7f1bafe80130" office:value-type="string">
            <text:p>eh2</text:p>
          </table:table-cell>
          <table:table-cell table:style-name="ACE-0x7f1bafe80130" office:value-type="float" office:value="1">
            <text:p>1</text:p>
          </table:table-cell>
          <table:table-cell table:style-name="ACE-0x7f1bafe80130" office:value-type="boolean" office:boolean-value="false">
            <text:p>FALSE</text:p>
          </table:table-cell>
          <table:table-cell table:style-name="ACE-0x7f1bafe80130" office:value-type="string">
            <text:p>S1</text:p>
          </table:table-cell>
          <table:table-cell table:number-columns-repeated="4" table:style-name="ACE-0x7f1bafe80130"/>
          <table:table-cell table:style-name="ACE-0x7f1bafe80130" table:formula="of:=IF([.E28];[.D28];0)" office:value-type="float" office:value="0">
            <text:p>0</text:p>
          </table:table-cell>
          <table:table-cell table:number-columns-repeated="245" table:style-name="ACE-0x7f1bafe80130"/>
        </table:table-row>
        <table:table-row table:style-name="AROW-1">
          <table:table-cell table:style-name="ACE-0x7f1bafe80130" office:value-type="string">
            <text:p>CONNECTOR</text:p>
          </table:table-cell>
          <table:table-cell table:style-name="ACE-0x7f1bafe80130" office:value-type="string">
            <text:p>USB</text:p>
          </table:table-cell>
          <table:table-cell table:style-name="ACE-0x7f1bafe80130" office:value-type="string">
            <text:p>SIP5</text:p>
          </table:table-cell>
          <table:table-cell table:style-name="ACE-0x7f1bafe80130" office:value-type="float" office:value="1">
            <text:p>1</text:p>
          </table:table-cell>
          <table:table-cell table:style-name="ACE-0x7f1bafe80130" office:value-type="boolean" office:boolean-value="false">
            <text:p>FALSE</text:p>
          </table:table-cell>
          <table:table-cell table:style-name="ACE-0x7f1bafe80130" office:value-type="string">
            <text:p>J4</text:p>
          </table:table-cell>
          <table:table-cell table:number-columns-repeated="4" table:style-name="ACE-0x7f1bafe80130"/>
          <table:table-cell table:style-name="ACE-0x7f1bafe80130" table:formula="of:=IF([.E29];[.D29];0)" office:value-type="float" office:value="0">
            <text:p>0</text:p>
          </table:table-cell>
          <table:table-cell table:number-columns-repeated="245" table:style-name="ACE-0x7f1bafe80130"/>
        </table:table-row>
        <table:table-row table:style-name="AROW-1">
          <table:table-cell table:style-name="ACE-0x7f1bafe80130" office:value-type="string">
            <text:p>.END</text:p>
          </table:table-cell>
          <table:table-cell table:number-columns-repeated="3" table:style-name="ACE-0x7f1bafe80130"/>
          <table:table-cell table:style-name="ACE-0x7f1bafe80130" table:formula="of:=COUNTIF([.E3:.E29];TRUE())" office:value-type="float" office:value="21">
            <text:p>21</text:p>
          </table:table-cell>
          <table:table-cell table:number-columns-repeated="5" table:style-name="ACE-0x7f1bafe80130"/>
          <table:table-cell table:style-name="ACE-0x7f1bafe80130" table:formula="of:=SUM([.K3:.K29])" office:value-type="float" office:value="40">
            <text:p>40</text:p>
          </table:table-cell>
          <table:table-cell table:number-columns-repeated="245" table:style-name="ACE-0x7f1bafe80130"/>
        </table:table-row>
        <table:table-row table:style-name="AROW-0" table:number-rows-repeated="65506">
          <table:table-cell table:number-columns-repeated="256"/>
        </table:table-row>
        <table:named-expressions>
          <table:named-expression table:name="Print_Area" table:expression="of:=#REF!" table:base-cell-address="$'partslist'.$A$1"/>
          <table:named-expression table:name="Sheet_Title" table:expression="of:=&quot;partslist&quot;" table:base-cell-address="$'partslist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1bafe3bf8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7f1bafe7f030" style:display-name="partslist" style:page-layout-name="pl-0x7f1bafe3bf8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04-06T20:30:51Z</dc:date>
    <meta:creation-date>2015-02-10T20:39:12Z</meta:creation-date>
    <meta:generator>gnumeric/1.12.9</meta:generator>
  </office:meta>
</office:document-meta>
</file>